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 officeooo:paragraph-rsid="000bcefd"/>
    </style:style>
    <style:style style:name="P3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 officeooo:paragraph-rsid="000d8c54"/>
    </style:style>
    <style:style style:name="P4" style:family="paragraph" style:parent-style-name="Heading_20_1">
      <style:text-properties fo:font-variant="normal" fo:text-transform="none" fo:color="#404040" style:font-name="Arial1" fo:font-size="9pt" fo:letter-spacing="normal" fo:font-style="normal" fo:font-weight="bold"/>
    </style:style>
    <style:style style:name="T1" style:family="text">
      <style:text-properties fo:text-transform="uppercase" fo:color="#313131" fo:font-size="13.5pt" fo:font-weight="normal"/>
    </style:style>
    <style:style style:name="T2" style:family="text">
      <style:text-properties fo:text-transform="uppercase" fo:color="#313131" fo:font-size="13.5pt" fo:font-weight="normal" officeooo:rsid="00095f35"/>
    </style:style>
    <style:style style:name="T3" style:family="text">
      <style:text-properties fo:text-transform="uppercase" fo:color="#313131" fo:font-size="13.5pt" fo:font-weight="normal" officeooo:rsid="0009f05f"/>
    </style:style>
    <style:style style:name="T4" style:family="text">
      <style:text-properties fo:text-transform="uppercase" fo:color="#313131" fo:font-size="13.5pt" fo:font-weight="normal" officeooo:rsid="000bcefd"/>
    </style:style>
    <style:style style:name="T5" style:family="text">
      <style:text-properties fo:text-transform="uppercase" fo:color="#313131" fo:font-size="13.5pt" fo:font-weight="normal" officeooo:rsid="000d8c54"/>
    </style:style>
    <style:style style:name="T6" style:family="text">
      <style:text-properties fo:text-transform="uppercase" fo:color="#313131" fo:font-size="13.5pt" fo:font-weight="normal" officeooo:rsid="000e18a2"/>
    </style:style>
    <style:style style:name="T7" style:family="text">
      <style:text-properties fo:text-transform="uppercase" fo:color="#313131" fo:font-size="13.5pt" fo:font-weight="normal" officeooo:rsid="000effa7"/>
    </style:style>
    <style:style style:name="T8" style:family="text">
      <style:text-properties fo:text-transform="uppercase" fo:color="#313131" fo:font-size="13.5pt" fo:font-weight="normal" officeooo:rsid="000f8f64"/>
    </style:style>
    <style:style style:name="T9" style:family="text">
      <style:text-properties fo:text-transform="uppercase" fo:color="#313131" fo:font-size="13.5pt" fo:font-weight="normal" officeooo:rsid="00100716"/>
    </style:style>
    <style:style style:name="T10" style:family="text">
      <style:text-properties fo:text-transform="uppercase" fo:color="#313131" fo:font-size="13.5pt" fo:font-weight="normal" officeooo:rsid="00107adb"/>
    </style:style>
    <style:style style:name="T11" style:family="text">
      <style:text-properties fo:font-style="italic"/>
    </style:style>
    <style:style style:name="T12" style:family="text">
      <style:text-properties fo:color="#404040"/>
    </style:style>
    <style:style style:name="T13" style:family="text">
      <style:text-properties fo:color="#404040" fo:font-size="16.5pt" fo:font-weight="bold"/>
    </style:style>
    <style:style style:name="T14" style:family="text">
      <style:text-properties fo:color="#404040" fo:font-style="italic"/>
    </style:style>
    <style:style style:name="T15" style:family="text">
      <style:text-properties fo:color="#f86f00"/>
    </style:style>
    <style:style style:name="T16" style:family="text">
      <style:text-properties fo:color="#f86f00" fo:font-size="16.5pt" fo:font-weight="bold"/>
    </style:style>
    <style:style style:name="T17" style:family="text">
      <style:text-properties fo:color="#f86f00"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2">1. </text:span><text:span text:style-name="T1">TOLLIVER</text:span>Igor Career Shoes</text:h>
      <text:section text:style-name="Sect1" text:name="productDesc">
        <text:p text:style-name="P1">- Sepatu formal<text:line-break/>- Material PU <text:span text:style-name="T11">leather</text:span><text:line-break/>- Warna hitam<text:line-break/>- Detail tali depan<text:line-break/>- <text:span text:style-name="T11">Size</text:span> dalam foto: 42 (27.5 cm)</text:p>
        <text:p text:style-name="P1"><text:span text:style-name="T13">RP</text:span><text:span text:style-name="T12"> </text:span><text:span text:style-name="T13">309.000</text:span> </text:p>
      </text:section>
      <text:p text:style-name="Standard"/>
      <text:h text:style-name="P4" text:outline-level="1"><text:span text:style-name="T2">2. </text:span><text:span text:style-name="T1">TOLLIVER</text:span>Christophe Career Shoes</text:h>
      <text:section text:style-name="Sect1" text:name="Section1">
        <text:p text:style-name="P1"><text:bookmark text:name="productDesc"/>- Sepatu formal<text:line-break/>- Material PU <text:span text:style-name="T11">leather</text:span><text:line-break/>- Warna coklat<text:line-break/>- Detail tali depan<text:line-break/>- <text:span text:style-name="T11">Rubber sole</text:span><text:line-break/>- <text:span text:style-name="T11">Size</text:span> dalam foto: 42 (27.5 cm)</text:p>
        <text:p text:style-name="P1"><text:span text:style-name="T13">RP</text:span><text:span text:style-name="T12"> </text:span><text:span text:style-name="T13">309.000</text:span> </text:p>
      </text:section>
      <text:p text:style-name="Standard"/>
      <text:h text:style-name="P4" text:outline-level="1"><text:span text:style-name="T3">3. </text:span><text:span text:style-name="T1">TOLLIVER</text:span>Christophe Career Shoes</text:h>
      <text:section text:style-name="Sect1" text:name="Section2">
        <text:p text:style-name="P1"><text:bookmark text:name="productDesc1"/>- Sepatu formal<text:line-break/>- Material PU <text:span text:style-name="T11">leather</text:span><text:line-break/>- Warna hitam<text:line-break/>- Detail tali depan<text:line-break/>- <text:span text:style-name="T11">Rubber sole</text:span><text:line-break/>- <text:span text:style-name="T11">Size</text:span> dalam foto: 42 (27.5 cm)</text:p>
        <text:p text:style-name="P1"><text:span text:style-name="T13">RP</text:span><text:span text:style-name="T12"> </text:span><text:span text:style-name="T13">309.000</text:span> </text:p>
      </text:section>
      <text:p text:style-name="Standard"/>
      <text:h text:style-name="P4" text:outline-level="1"><text:span text:style-name="T4">4. </text:span><text:span text:style-name="T1">TOLLIVER</text:span>Pierro Career Shoes</text:h>
      <text:section text:style-name="Sect1" text:name="Section3">
        <text:p text:style-name="P1"><text:bookmark text:name="productDesc2"/>- Sepatu formal<text:line-break/>- Material PU <text:span text:style-name="T11">leather</text:span><text:line-break/>- Warna hitam<text:line-break/>- Detail tali depan<text:line-break/>- <text:span text:style-name="T11">Square toe</text:span><text:line-break/>- <text:span text:style-name="T11">Size</text:span> dalam foto: 42 (27.5 cm)</text:p>
        <text:p text:style-name="P2"><text:span text:style-name="T13">RP</text:span><text:span text:style-name="T12"> </text:span><text:span text:style-name="T13">309.000</text:span> </text:p>
      </text:section>
      <text:h text:style-name="P4" text:outline-level="1"><text:soft-page-break/><text:span text:style-name="T5">5. </text:span><text:span text:style-name="T1">TOLLIVER</text:span>Ajax Career Shoes</text:h>
      <text:section text:style-name="Sect1" text:name="Section4">
        <text:p text:style-name="P1"><text:bookmark text:name="productDesc3"/>- Sepatu formal<text:line-break/>- Material PU <text:span text:style-name="T11">leather</text:span><text:line-break/>- Warna hitam<text:line-break/>- <text:span text:style-name="T11">Elastic side</text:span><text:line-break/>- <text:span text:style-name="T11">Square toe</text:span><text:line-break/>- <text:span text:style-name="T11">Size</text:span> dalam foto: 42 (27.5 cm)</text:p>
        <text:p text:style-name="P3"><text:span text:style-name="T13">RP</text:span><text:span text:style-name="T12"> </text:span><text:span text:style-name="T13">309.000</text:span> </text:p>
      </text:section>
      <text:p text:style-name="Standard"/>
      <text:h text:style-name="P4" text:outline-level="1"><text:span text:style-name="T6">6. </text:span><text:span text:style-name="T1">GINO MARIANI</text:span>Derby 1 Formal Shoes</text:h>
      <text:section text:style-name="Sect1" text:name="Section5">
        <text:p text:style-name="P1"><text:bookmark text:name="productDesc4"/>- Sepatu formal<text:line-break/>- Material <text:span text:style-name="T11">leather</text:span><text:line-break/>- Warna hitam<text:line-break/>- Aksen <text:span text:style-name="T11">stitching</text:span> dan <text:span text:style-name="T11">front panel</text:span><text:line-break/>- <text:span text:style-name="T11">Rubber sole</text:span><text:line-break/>- <text:span text:style-name="T11">Size</text:span> dalam foto 43 (28.5 cm)</text:p>
        <text:p text:style-name="P1"><text:span text:style-name="T16">RP</text:span><text:span text:style-name="T15"> </text:span><text:span text:style-name="T16">750.000</text:span> </text:p>
      </text:section>
      <text:p text:style-name="Standard"/>
      <text:h text:style-name="P4" text:outline-level="1"><text:span text:style-name="T7">7. </text:span><text:span text:style-name="T1">TOLLIVER</text:span>Tolliver Textured Men Shoes Brown</text:h>
      <text:section text:style-name="Sect1" text:name="Section6">
        <text:p text:style-name="P1"><text:bookmark text:name="productDesc5"/>- <text:span text:style-name="T11">Slip on shoes</text:span><text:line-break/>- Material: PU <text:span text:style-name="T11">leather</text:span><text:line-break/>- Warna coklat<text:line-break/>- Detail <text:span text:style-name="T11">two tone</text:span><text:line-break/>- Aksen tekstur dan <text:span text:style-name="T11">stitching</text:span><text:line-break/>- <text:span text:style-name="T11">Rubber outsole</text:span></text:p>
        <text:p text:style-name="P1"><text:span text:style-name="T16">RP</text:span><text:span text:style-name="T17"> </text:span><text:span text:style-name="T16">324.350</text:span><text:span text:style-name="T11"> <text:tab/></text:span></text:p>
      </text:section>
      <text:p text:style-name="Standard"/>
      <text:h text:style-name="P4" text:outline-level="1"><text:span text:style-name="T8">8. </text:span><text:span text:style-name="T1">TOLLIVER</text:span>Ajax Career Shoes</text:h>
      <text:section text:style-name="Sect1" text:name="Section7">
        <text:p text:style-name="P1"><text:bookmark text:name="productDesc6"/>- Sepatu formal<text:line-break/>- Material PU <text:span text:style-name="T11">leather</text:span><text:line-break/>- Warna coklat<text:line-break/>- <text:span text:style-name="T11">Elastic side</text:span><text:line-break/>- <text:span text:style-name="T11">Square toe</text:span><text:line-break/>- <text:span text:style-name="T11">Size</text:span> dalam foto: 42 (27.5 cm)</text:p>
        <text:p text:style-name="P1"><text:span text:style-name="T13">RP</text:span><text:span text:style-name="T12"> </text:span><text:span text:style-name="T13">309.000</text:span> </text:p>
      </text:section>
      <text:h text:style-name="P4" text:outline-level="1"><text:soft-page-break/><text:span text:style-name="T9">9. </text:span><text:span text:style-name="T1">FTALE FOOTWEAR</text:span>Freshman Derby Shoes</text:h>
      <text:section text:style-name="Sect1" text:name="Section8">
        <text:p text:style-name="P1"><text:bookmark text:name="productDesc7"/>- <text:span text:style-name="T11">Derby shoes</text:span><text:line-break/>- <text:span text:style-name="T11">Upper material</text:span>: <text:span text:style-name="T11">genuine cowhide leather</text:span><text:line-break/>- <text:span text:style-name="T11">Lining material</text:span>: <text:span text:style-name="T11">leather</text:span><text:line-break/>- Warna coklat<text:line-break/>- <text:span text:style-name="T11">Round toe</text:span><text:line-break/>- Tali depan<text:line-break/>- Detail <text:span text:style-name="T11">dot</text:span> dan <text:span text:style-name="T11">stitching</text:span><text:line-break/>- <text:span text:style-name="T11">Outsole material</text:span>: <text:span text:style-name="T11">leather</text:span><text:line-break/>- <text:span text:style-name="T11">Sole</text:span>: <text:span text:style-name="T11">cemented</text:span> dan <text:span text:style-name="T11">blake stitch</text:span></text:p>
        <text:p text:style-name="P1"><text:span text:style-name="T13">RP</text:span><text:span text:style-name="T14"> </text:span><text:span text:style-name="T13">750.000</text:span><text:span text:style-name="T11"> </text:span></text:p>
      </text:section>
      <text:p text:style-name="Standard"/>
      <text:h text:style-name="P4" text:outline-level="1"><text:span text:style-name="T10">10. </text:span><text:span text:style-name="T1">ANDRETELLI</text:span>Men Mario Dress Shoes</text:h>
      <text:section text:style-name="Sect1" text:name="Section9">
        <text:p text:style-name="P1"><text:bookmark text:name="productDesc8"/>Andretelli Men Mario Dress Shoes Light Brown. Pantofel dengan model simpel dan aksen <text:span text:style-name="T11">glossy</text:span>. Nyaman dikenakan dan pas untuk menghadiri acara spesial. <text:span text:style-name="T11">Elegant and so trendy!<text:line-break/><text:line-break/></text:span>Sepatu warna <text:span text:style-name="T11">light brown</text:span> dari bahan <text:span text:style-name="T11">leather</text:span>. Model <text:span text:style-name="T11">slip on</text:span>, detail <text:span text:style-name="T11">stitching</text:span> dan<text:span text:style-name="T11">square toe</text:span>.</text:p>
        <text:p text:style-name="P1"><text:span text:style-name="T13">RP</text:span><text:span text:style-name="T12"> </text:span><text:span text:style-name="T13">579.000</text:span>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41:16.26</meta:creation-date>
    <dc:date>2013-09-04T00:47:54.85</dc:date>
    <meta:editing-duration>PT4M49S</meta:editing-duration>
    <meta:editing-cycles>10</meta:editing-cycles>
    <meta:generator>LibreOffice/4.0.2.2$Windows_x86 LibreOffice_project/4c82dcdd6efcd48b1d8bba66bfe1989deee49c3</meta:generator>
    <meta:document-statistic meta:table-count="0" meta:image-count="0" meta:object-count="0" meta:page-count="3" meta:paragraph-count="30" meta:word-count="330" meta:character-count="1842" meta:non-whitespace-character-count="1530"/>
  </office:meta>
</office:document-meta>
</file>